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Default_5f_1">
      <style:graphic-properties draw:stroke="none" svg:stroke-color="#000000" draw:fill="none" draw:fill-color="#ffffff" draw:auto-grow-height="true" draw:auto-grow-width="false" fo:max-height="0cm" fo:min-height="0.873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1">
      <style:graphic-properties fo:min-height="2.629cm"/>
      <style:paragraph-properties style:writing-mode="lr-tb"/>
    </style:style>
    <style:style style:name="pr6" style:family="presentation" style:parent-style-name="Default-title" style:list-style-name="L1">
      <style:graphic-properties fo:min-height="2.629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graphic-properties fo:min-height="3.625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fo:margin-top="0.3cm" fo:margin-bottom="0cm"/>
    </style:style>
    <style:style style:name="P6" style:family="paragraph">
      <style:paragraph-properties style:writing-mode="lr-tb"/>
      <style:text-properties style:font-name="Frutiger Light Condensed"/>
    </style:style>
    <style:style style:name="P7" style:family="paragraph">
      <loext:graphic-properties draw:fill="none" draw:fill-color="#ffffff"/>
      <style:paragraph-properties style:writing-mode="lr-tb"/>
      <style:text-properties style:font-name="Frutiger Light Condensed" fo:font-size="10pt" style:font-size-asian="10pt" style:font-size-complex="10pt"/>
    </style:style>
    <style:style style:name="P8" style:family="paragraph">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style:font-name="Frutiger Light Condensed"/>
    </style:style>
    <style:style style:name="P11" style:family="paragraph">
      <style:paragraph-properties fo:margin-top="0.5cm" fo:margin-bottom="0cm"/>
    </style:style>
    <style:style style:name="P12" style:family="paragraph">
      <style:paragraph-properties fo:margin-top="0.5cm" fo:margin-bottom="0cm" style:writing-mode="lr-tb"/>
      <style:text-properties style:font-name="Frutiger Light Condensed"/>
    </style:style>
    <style:style style:name="P13" style:family="paragraph">
      <style:paragraph-properties fo:margin-top="0.4cm" fo:margin-bottom="0cm"/>
    </style:style>
    <style:style style:name="P14" style:family="paragraph">
      <style:paragraph-properties fo:margin-top="0.5cm" fo:margin-bottom="0cm" style:writing-mode="lr-tb"/>
    </style:style>
    <style:style style:name="P15" style:family="paragraph">
      <loext:graphic-properties draw:fill-color="#ffffff"/>
      <style:paragraph-properties fo:text-align="start" style:writing-mode="lr-tb"/>
      <style:text-properties fo:font-size="32pt"/>
    </style:style>
    <style:style style:name="P16" style:family="paragraph">
      <loext:graphic-properties draw:fill-color="#ffffff"/>
      <style:paragraph-properties fo:text-align="start" style:writing-mode="lr-tb"/>
      <style:text-properties style:font-name="Frutiger Light Condensed"/>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writing-mode="lr-tb"/>
      <style:text-properties style:font-name="Frutiger Light Condensed"/>
    </style:style>
    <style:style style:name="P19" style:family="paragraph">
      <style:paragraph-properties fo:margin-top="0.5cm" fo:margin-bottom="0cm" fo:text-align="start"/>
    </style:style>
    <style:style style:name="P20"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style:font-name="Frutiger Light Condensed" fo:font-weight="bold" style:font-weight-asian="bold" style:font-weight-complex="bold"/>
    </style:style>
    <style:style style:name="T4" style:family="text">
      <style:text-properties style:font-name="Frutiger Light Condensed"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color="#c9211e" fo:font-weight="normal" style:font-weight-asian="normal" style:font-weight-complex="normal"/>
    </style:style>
    <style:style style:name="T7" style:family="text">
      <style:text-properties fo:color="#c9211e"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0" style:family="text">
      <style:text-properties fo:color="#c9211e" style:font-name="Frutiger Light Condensed"/>
    </style:style>
    <style:style style:name="T11" style:family="text">
      <style:text-properties fo:color="#000000" style:font-name="Frutiger Light Condensed"/>
    </style:style>
    <style:style style:name="T12" style:family="text">
      <style:text-properties fo:color="#000000" style:font-name="Frutiger Light Condensed" fo:font-weight="bold" style:font-weight-asian="bold" style:font-weight-complex="bold"/>
    </style:style>
    <style:style style:name="T13" style:family="text">
      <style:text-properties fo:color="#ff0000" style:font-name="Frutiger Light Condensed"/>
    </style:style>
    <style:style style:name="T14" style:family="text">
      <style:text-properties style:text-position="33% 58%" style:font-name="Frutiger Light Condensed"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color="#c9211e"/>
    </style:style>
    <style:style style:name="T1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fo:font-size="32pt"/>
    </style:style>
    <style:style style:name="T20" style:family="text">
      <style:text-properties fo:color="#c9211e" style:font-name="Frutiger Light Condensed" fo:font-weight="bold" style:font-weight-asian="bold" style:font-weight-complex="bold"/>
    </style:style>
    <style:style style:name="T21" style:family="text">
      <style:text-properties style:text-position="33% 58%" style:font-name="Frutiger Light Condensed"/>
    </style:style>
    <style:style style:name="T22" style:family="text">
      <style:text-properties style:text-position="0% 100%" style:font-name="Frutiger Light Condensed"/>
    </style:style>
    <style:style style:name="T23" style:family="text">
      <style:text-properties fo:font-variant="normal" fo:text-transform="none" style:use-window-font-color="true" style:text-outline="false" style:text-line-through-style="none" style:text-line-through-type="none" style:font-name="Frutiger Light Condensed"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4"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Light</text:span></text:p>
            <text:p><text:span text:style-name="T2">Light makes it right</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frequency and color</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s electromagnetic radiation visible by eye</text:span></text:p>
                <text:list>
                  <text:list-item>
                    <text:p><text:span text:style-name="T1">Wavelenght: 400 – 700 nm. </text:span></text:p>
                  </text:list-item>
                  <text:list-item>
                    <text:p><text:span text:style-name="T1">Different wavelengths (frequencies) are perceived as </text:span><text:span text:style-name="T3">color</text:span><text:span text:style-name="T1"> - color is </text:span><text:span text:style-name="T3">perceptual (psychophysical)</text:span><text:span text:style-name="T1"> phenomena rather than </text:span><text:span text:style-name="T3">physical</text:span><text:span text:style-name="T1"> one.</text:span></text:p>
                  </text:list-item>
                </text:list>
              </text:list-item>
              <text:list-item>
                <text:p><text:span text:style-name="T1">Light can be described both on:</text:span></text:p>
                <text:list>
                  <text:list-item>
                    <text:p><text:span text:style-name="T1">Microscopic scale: wave optics</text:span></text:p>
                  </text:list-item>
                  <text:list-item>
                    <text:p><text:span text:style-name="T1">Macroscopic scale: </text:span><text:span text:style-name="T3">geometric optics</text:span></text:p>
                  </text:list-item>
                </text:list>
              </text:list-item>
              <text:list-item>
                <text:p><text:span text:style-name="T1">Light is measured both using:</text:span></text:p>
                <text:list>
                  <text:list-item>
                    <text:p><text:span text:style-name="T3">Radiometry</text:span><text:span text:style-name="T1"> – measurement of radiation, physical transmission of light</text:span></text:p>
                  </text:list-item>
                  <text:list-item>
                    <text:p><text:span text:style-name="T3">Photometry</text:span><text:span text:style-name="T1"> – measurement related to human visual system</text:span></text:p>
                    <text:list>
                      <text:list-item>
                        <text:p text:style-name="P5"><text:span text:style-name="T1">Summary measures: computed from radiometic quantities.</text:span></text:p>
                      </text:list-item>
                    </text:list>
                  </text:list-item>
                  <text:list-item>
                    <text:p><text:span text:style-name="T3">Colorimetry</text:span><text:span text:style-name="T1"> –</text:span><text:span text:style-name="T4"> Color perception</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2.629cm" svg:x="1.524cm" svg:y="0.673cm" presentation:class="title" presentation:user-transformed="true">
          <draw:text-box>
            <text:p text:style-name="P3"><text:span text:style-name="T1">Light: microscopic leve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s quantized – it comes in individual and indivisible packets called </text:span><text:span text:style-name="T3">photons</text:span></text:p>
              </text:list-item>
              <text:list-item>
                <text:p><text:span text:style-name="T4">At same time light is </text:span><text:span text:style-name="T3">wavelike</text:span><text:span text:style-name="T4"> – radiometric radiation with frequency</text:span></text:p>
                <text:list>
                  <text:list-item>
                    <text:p><text:span text:style-name="T5">Light on microscopic level explains color and perception of light </text:span><text:span text:style-name="T6">&lt;spectrum image&gt;</text:span></text:p>
                  </text:list-item>
                </text:list>
              </text:list-item>
              <text:list-item>
                <text:p><text:span text:style-name="T4">Microscopic level is important to mentions since some effects of light-matter interaction can be only explained (and thus modeled*) using </text:span><text:span text:style-name="T3">wave optics</text:span><text:span text:style-name="T4">:</text:span></text:p>
                <text:list>
                  <text:list-item>
                    <text:p><text:span text:style-name="T4">Interference</text:span></text:p>
                  </text:list-item>
                  <text:list-item>
                    <text:p><text:span text:style-name="T4">polarization</text:span></text:p>
                  </text:list-item>
                  <text:list-item>
                    <text:p><text:span text:style-name="T4">Diffraction</text:span></text:p>
                  </text:list-item>
                  <text:list-item>
                    <text:p><text:span text:style-name="T4">Iridescence</text:span></text:p>
                  </text:list-item>
                  <text:list-item>
                    <text:p><text:span text:style-name="T4">Pleochroism and birefringent</text:span></text:p>
                  </text:list-item>
                  <text:list-item>
                    <text:p><text:span text:style-name="T7">examples</text:span></text:p>
                  </text:list-item>
                </text:list>
              </text:list-item>
              <text:list-item>
                <text:p><text:span text:style-name="T4">Also, knowing microscopic background often helps in getting intuition for some shading and light transport methods**</text:span></text:p>
              </text:list-item>
            </text:list>
          </draw:text-box>
        </draw:frame>
        <draw:frame draw:style-name="gr2" draw:text-style-name="P7" draw:layer="layout" svg:width="26.924cm" svg:height="1.995cm" svg:x="0.508cm" svg:y="13.77cm">
          <draw:text-box>
            <text:p><text:span text:style-name="T2">* It is important to note that complexity of model level depends on application. Often, in computer graphics wave effects can be “faked” to achieve desired apperance: </text:span><text:span text:style-name="T2"><text:a xlink:href="https://developer.nvidia.com/gpugems/gpugems/part-i-natural-effects/chapter-8-simulating-diffraction" xlink:type="simple">https://developer.nvidia.com/gpugems/gpugems/part-i-natural-effects/chapter-8-simulating-diffraction</text:a></text:span><text:span text:style-name="T2">. On the other hand, physically based methods for achieving wave-effects is actively researched area: </text:span><text:span text:style-name="T2"><text:a xlink:href="https://sites.cs.ucsb.edu/~lingqi/publications/202203_practical_plt_paper_lowres.pdf" xlink:type="simple">https://sites.cs.ucsb.edu/~lingqi/publications/202203_practical_plt_paper_lowres.pdf</text:a></text:span></text:p>
            <text:p><text:span text:style-name="T2">** For example photon mapping: </text:span><text:span text:style-name="T2"><text:a xlink:href="http://web.cs.wpi.edu/~emmanuel/courses/cs563/write_ups/zackw/photon_mapping/PhotonMapping.html" xlink:type="simple">http://web.cs.wpi.edu/~emmanuel/courses/cs563/write_ups/zackw/photon_mapping/PhotonMapping.html</text:a></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macroscopic leve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4">Light in computer graphics is often modeled at macroscopic level.</text:span></text:p>
                <text:list>
                  <text:list-item>
                    <text:p><text:span text:style-name="T4">If features with which light interacts are relative to light wavelength (or larger) then light can be represented using </text:span><text:span text:style-name="T3">geometric optics</text:span><text:span text:style-name="T4">.</text:span></text:p>
                  </text:list-item>
                </text:list>
              </text:list-item>
              <text:list-item>
                <text:p><text:span text:style-name="T3">Energy</text:span><text:span text:style-name="T1"> that flows uninterrupted through empty space in </text:span><text:span text:style-name="T3">straight line</text:span><text:span text:style-name="T1">.</text:span></text:p>
              </text:list-item>
              <text:list-item>
                <text:p><text:span text:style-name="T8">It </text:span><text:span text:style-name="T3">absorbs </text:span><text:span text:style-name="T4">and</text:span><text:span text:style-name="T1"> </text:span><text:span text:style-name="T3">reflects</text:span><text:span text:style-name="T1"> from surfaces it meets.</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interaction with medium</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8">Light passing from one to another medium changes speed. In geometric optics this phenomena is well represented using </text:span><text:span text:style-name="T9">Index of</text:span><text:span text:style-name="T8"> </text:span><text:span text:style-name="T3">refraction</text:span><text:span text:style-name="T1">.</text:span></text:p>
              </text:list-item>
              <text:list-item>
                <text:p><text:span text:style-name="T3">Index of refraction*</text:span><text:span text:style-name="T1"> is characteristics of medium which states the ratio of speed of light in vacuum to the speed of light in that medium </text:span></text:p>
                <text:list>
                  <text:list-item>
                    <text:p><text:span text:style-name="T1">This parameter is approximating microscopic level of light behavior – its interaction with medium</text:span></text:p>
                  </text:list-item>
                </text:list>
              </text:list-item>
              <text:list-item>
                <text:p><text:span text:style-name="T1">Difference in refractive index in different media causes light rays to be </text:span><text:span text:style-name="T3">bend</text:span></text:p>
                <text:list>
                  <text:list-item>
                    <text:p><text:span text:style-name="T3">Snell’s law</text:span><text:span text:style-name="T1"> – angle of reflection and refraction </text:span><text:span text:style-name="T10">example</text:span></text:p>
                  </text:list-item>
                  <text:list-item>
                    <text:p><text:span text:style-name="T1">Important for physically based rendering of transparent objects. Important information for light transport since it determines angle of refraction/reflection on optically flat interface. </text:span><text:span text:style-name="T10">&lt;example&gt;</text:span></text:p>
                  </text:list-item>
                </text:list>
              </text:list-item>
              <text:list-item>
                <text:p><text:span text:style-name="T11">Amount of reflected and refracted light is calculated using </text:span><text:span text:style-name="T12">Fresnel equations</text:span><text:span text:style-name="T11">.</text:span></text:p>
                <text:list>
                  <text:list-item>
                    <text:p><text:span text:style-name="T13">TODO</text:span></text:p>
                    <text:p><text:span text:style-name="T10"/></text:p>
                  </text:list-item>
                </text:list>
              </text:list-item>
            </text:list>
          </draw:text-box>
        </draw:frame>
        <draw:frame draw:style-name="gr3" draw:text-style-name="P7" draw:layer="layout" svg:width="26.924cm" svg:height="1.123cm" svg:x="0.508cm" svg:y="14.478cm">
          <draw:text-box>
            <text:p><text:span text:style-name="T2">* IOR is dependent on light wavelength. Therefore, light of different wavelengths gets bent by different amounts. This can be seen by white light passing through prism creating rainbow. Also, this causes chromatic aberration – effect of camera lenses.</text:span></text:p>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8" draw:layer="layout" svg:width="25.199cm" svg:height="2.629cm" svg:x="1.4cm" svg:y="0.628cm" presentation:class="title">
          <draw:text-box>
            <text:p text:style-name="P3">Radiometry</text:p>
          </draw:text-box>
        </draw:frame>
        <draw:frame presentation:style-name="pr4" draw:text-style-name="P8" draw:layer="layout" svg:width="25.199cm" svg:height="9.134cm" svg:x="1.4cm" svg:y="3.685cm" presentation:class="outline">
          <draw:text-box>
            <text:list text:style-name="L2">
              <text:list-item>
                <text:p>Measurement of electromagnetic radiation</text:p>
              </text:list-item>
              <text:list-item>
                <text:p>Radiometric quantities:</text:p>
                <text:list>
                  <text:list-item>
                    <text:p>Energy</text:p>
                  </text:list-item>
                  <text:list-item>
                    <text:p>Power – energy over time</text:p>
                  </text:list-item>
                  <text:list-item>
                    <text:p>Power density over area or directio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5.199cm" svg:height="2.629cm" svg:x="1.4cm" svg:y="0.628cm" presentation:class="title" presentation:user-transformed="true">
          <draw:text-box>
            <text:p text:style-name="P3"><text:span text:style-name="T1">Radiometric quantiti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3">Radiant flux</text:span><text:span text:style-name="T1"> – flow of radiant </text:span><text:span text:style-name="T3">energy over time</text:span><text:span text:style-name="T1"> (W)</text:span></text:p>
              </text:list-item>
              <text:list-item>
                <text:p><text:span text:style-name="T3">Irradiance</text:span><text:span text:style-name="T1"> – density of radiant </text:span><text:span text:style-name="T3">flux over area (Wm</text:span><text:span text:style-name="T14">-2</text:span><text:span text:style-name="T3">)</text:span></text:p>
              </text:list-item>
              <text:list-item>
                <text:p><text:span text:style-name="T3">Digression: Solid angle</text:span></text:p>
                <text:list>
                  <text:list-item>
                    <text:p><text:span text:style-name="T4">3D extension of the concept of an angle: continous set of directions in 3D space measured in steradians (sr)</text:span></text:p>
                  </text:list-item>
                  <text:list-item>
                    <text:p><text:span text:style-name="T7">Example</text:span><text:span text:style-name="T4">: area of the intersection patch on an enclosing sphere with radius 1</text:span></text:p>
                  </text:list-item>
                  <text:list-item>
                    <text:p><text:span text:style-name="T4">4*pi steradians close the whole area of unit sphere</text:span></text:p>
                  </text:list-item>
                </text:list>
              </text:list-item>
              <text:list-item>
                <text:p><text:span text:style-name="T15">Radiant intensity</text:span><text:span text:style-name="T5"> – flux density with respect to solid angle</text:span></text:p>
              </text:list-item>
              <text:list-item>
                <text:p><text:span text:style-name="T15">Radiance</text:span><text:span text:style-name="T5"> – electromagnetic radiation in single ray. Density of radiant flux over area and solid angle.</text:span></text:p>
                <text:list>
                  <text:list-item>
                    <text:p><text:span text:style-name="T5">This area is measured in a plane perpendicular to ray, if surface has orientation then cosine correction factor must be used</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adianc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3">Radiance is what cameras measure</text:span><text:span text:style-name="T1"> – prime importance for rendering</text:span></text:p>
              </text:list-item>
              <text:list-item>
                <text:p><text:span text:style-name="T1">The </text:span><text:span text:style-name="T3">purpose of shading is to calculate radiance</text:span><text:span text:style-name="T1"> along a given ray from a shaded point on object to camera</text:span></text:p>
                <text:list>
                  <text:list-item>
                    <text:p><text:span text:style-name="T1">Radiance is physically based value which is simplified with </text:span><text:span text:style-name="T3">color and intensity</text:span></text:p>
                  </text:list-item>
                </text:list>
              </text:list-item>
              <text:list-item>
                <text:p><text:span text:style-name="T3">Radiance distribution</text:span><text:span text:style-name="T1"> describes light traveling anywhere in space</text:span></text:p>
                <text:list>
                  <text:list-item>
                    <text:p><text:span text:style-name="T1">Rendering can be seen as evaluating radiance distribution for each eye-camera direction*</text:span></text:p>
                  </text:list-item>
                </text:list>
              </text:list-item>
              <text:list-item>
                <text:p>Radiance is not affected by distance </text:p>
                <text:list>
                  <text:list-item>
                    <text:p><text:span text:style-name="T16">TODO</text:span></text:p>
                  </text:list-item>
                </text:list>
              </text:list-item>
            </text:list>
          </draw:text-box>
        </draw:frame>
        <draw:frame draw:style-name="gr4" draw:text-style-name="P7" draw:layer="layout" svg:width="27.178cm" svg:height="0.687cm" svg:x="0.254cm" svg:y="14.478cm">
          <draw:text-box>
            <text:p><text:span text:style-name="T2">* Image-based rendering uses this concept, namely light field technique.</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2.629cm" svg:x="1.4cm" svg:y="0.628cm" presentation:class="title" presentation:user-transformed="true">
          <draw:text-box>
            <text:p text:style-name="P3"><text:span text:style-name="T1">Radiance and wavelength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Most light waves contain mixture of many different wavelengths – </text:span><text:span text:style-name="T3">polychromatic </text:span><text:span text:style-name="T4">(light with one wavelength is called </text:span><text:span text:style-name="T3">monochormatic</text:span><text:span text:style-name="T4">)</text:span><text:span text:style-name="T1">.</text:span></text:p>
                <text:list>
                  <text:list-item>
                    <text:p><text:span text:style-name="T1">Visualized using spectral power distribution (SPD) – plot showing how light’s energy is distributed across wavelengths. </text:span><text:span text:style-name="T10">&lt;example&gt;</text:span></text:p>
                  </text:list-item>
                </text:list>
              </text:list-item>
              <text:list-item>
                <text:p><text:span text:style-name="T1">All radiometric quantities have spectral distributions</text:span></text:p>
                <text:list>
                  <text:list-item>
                    <text:p><text:span text:style-name="T1">Using full SPDs for rendering is complex*, often radiometric quantities are represented as RGB triplets.</text:span></text:p>
                  </text:list-item>
                </text:list>
              </text:list-item>
            </text:list>
          </draw:text-box>
        </draw:frame>
        <draw:frame draw:style-name="gr4" draw:text-style-name="P10" draw:layer="layout" svg:width="27.432cm" svg:height="0.687cm" svg:x="0.254cm" svg:y="15.024cm">
          <draw:text-box>
            <text:p><text:span text:style-name="T2">* Area of research dealing with spectral rendering exists and it is highly active. </text:span><text:span text:style-name="T2"><text:a xlink:href="https://www.fxguide.com/fxfeatured/manuka-weta-digitals-new-renderer/" xlink:type="simple">https://www.fxguide.com/fxfeatured/manuka-weta-digitals-new-renderer/</text:a></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otometry</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hotometry is field like radiometry but it takes visual system in account.</text:span></text:p>
              </text:list-item>
              <text:list-item>
                <text:p><text:span text:style-name="T1">Radiometric quantities are converted to photometric by using CIE photometric curve.</text:span></text:p>
                <text:list>
                  <text:list-item>
                    <text:p><text:span text:style-name="T10">TODO</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lorimetry</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lationship between SPD and perception of color</text:span></text:p>
              </text:list-item>
              <text:list-item>
                <text:p><text:span text:style-name="T1">RGB</text:span></text:p>
              </text:list-item>
              <text:list-item>
                <text:p><text:span text:style-name="T1">TODO</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Light color and intensity</text:span></text:p>
          </draw:text-box>
        </draw:frame>
        <draw:frame presentation:style-name="pr7" draw:text-style-name="P12" draw:layer="layout" svg:width="25.199cm" svg:height="9.134cm" svg:x="1.4cm" svg:y="3.685cm" presentation:class="outline" presentation:user-transformed="true">
          <draw:text-box>
            <text:list text:style-name="L2">
              <text:list-item>
                <text:p text:style-name="P11"><text:span text:style-name="T8">We have seen that light has physical but also perceptual </text:span><text:span text:style-name="T1">properties</text:span></text:p>
              </text:list-item>
              <text:list-item>
                <text:p text:style-name="P11"><text:span text:style-name="T1">Photometry deals with human perception of light - perceived </text:span><text:span text:style-name="T3">color</text:span><text:span text:style-name="T1"> is due to frequency/wavelenth.</text:span></text:p>
              </text:list-item>
              <text:list-item>
                <text:p text:style-name="P11"><text:span text:style-name="T1">Discussion on radiometry was needed to understand light </text:span><text:span text:style-name="T3">intensity</text:span><text:span text:style-name="T1"> – proxy for radiance</text:span></text:p>
              </text:list-item>
              <text:list-item>
                <text:p text:style-name="P11"><text:span text:style-name="T1">Color and intensity are two main parameters of light that we need for modeling.</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ources of light </text:span></text:p>
          </draw:text-box>
        </draw:frame>
        <draw:frame presentation:style-name="pr4" draw:text-style-name="P6" draw:layer="layout" svg:width="25.199cm" svg:height="10.031cm" svg:x="1.4cm" svg:y="3.685cm" presentation:class="outline" presentation:user-transformed="true">
          <draw:text-box>
            <text:list text:style-name="L2">
              <text:list-item>
                <text:p><text:span text:style-name="T1">In a real world, </text:span><text:span text:style-name="T3">every light source has a physical shape</text:span><text:span text:style-name="T1"> and size, e.g., </text:span><text:span text:style-name="T4">Sun</text:span><text:span text:style-name="T3"> </text:span><text:span text:style-name="T4">or very hot objects.</text:span></text:p>
              </text:list-item>
              <text:list-item>
                <text:p><text:span text:style-name="T1">Motion of atomic particles that hold electrical charge causes objects to emit electromagnetic radiation over a range of wavelengths (Maxwell’s equations)</text:span></text:p>
              </text:list-item>
              <text:list-item>
                <text:p><text:span text:style-name="T1">Different way how energy is converted into electromagnetic radiation:</text:span></text:p>
                <text:list>
                  <text:list-item>
                    <text:p text:style-name="P13"><text:span text:style-name="T17">Incandescent (tungsten) lamps</text:span><text:span text:style-name="T18">: flow of electricity through </text:span><text:span text:style-name="T1">tungsten filament heats is up and causes to emit electromagnetic radiation with distribution of wavelengths depending on filament temperature. A frosted glass enclosure is often present to absorb some of the wavelengths.</text:span></text:p>
                  </text:list-item>
                  <text:list-item>
                    <text:p text:style-name="P13"><text:span text:style-name="T3">Halogen lamps</text:span><text:span text:style-name="T1">: tungsten filament is enclosed in halogen gas. Part of the filament in an incandescent light evaporates when it’s heated. Halogen causes evaporated tungsten to return to filament</text:span></text:p>
                  </text:list-item>
                  <text:list-item>
                    <text:p text:style-name="P13"><text:span text:style-name="T3">Gas-discharge lamps</text:span><text:span text:style-name="T1">: passing electrical current through hydrogen, neon, argon, or vaporized metal gas, causes light to be emitted at specific wavelengths that depend on the particular atom in the gas. Fluorescent coating on the bulb’s interior is often used to transform the emitted frequencies to a wider range.</text:span></text:p>
                  </text:list-item>
                  <text:list-item>
                    <text:p text:style-name="P13"><text:span text:style-name="T3">LED lights</text:span><text:span text:style-name="T1"> are based on electroluminescence: they use materials that emit photons due to electrical current passing through them.</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light modeling</text:span></text:p>
          </draw:text-box>
        </draw:frame>
        <draw:frame presentation:style-name="pr8" draw:text-style-name="P12" draw:layer="layout" svg:width="25.199cm" svg:height="9.134cm" svg:x="1.4cm" svg:y="3.685cm" presentation:class="outline" presentation:user-transformed="true">
          <draw:text-box>
            <text:list text:style-name="L2">
              <text:list-item>
                <text:p text:style-name="P14"><text:span text:style-name="T1">Reminder: when we discussed the material of 3D models, we mentioned </text:span><text:span text:style-name="T3">shading process</text:span><text:span text:style-name="T1"> which uses material information and light information to calculate appearance of the object surface.</text:span></text:p>
              </text:list-item>
              <text:list-item>
                <text:p text:style-name="P14"><text:span text:style-name="T3">Light is emitted from a light source</text:span><text:span text:style-name="T1">, bounces around the scene, interacting with object and some (very small!) portion enters eye or camera enabling us to see objects in the scene</text:span></text:p>
                <text:list>
                  <text:list-item>
                    <text:p text:style-name="P8"><text:span text:style-name="T1">Interaction with objects is described with material model, that is </text:span><text:span text:style-name="T3">scattering model</text:span><text:span text:style-name="T1">.</text:span></text:p>
                  </text:list-item>
                  <text:list-item>
                    <text:p text:style-name="P8"><text:span text:style-name="T1">Without light in a 3D scene (or real world) we wouldn’t see anything. Resulting image would be completely black.</text:span></text:p>
                  </text:list-item>
                </text:list>
              </text:list-item>
              <text:list-item>
                <text:p text:style-name="P8"><text:span text:style-name="T1">If multiple light sources are present, they add up linearly</text:span></text:p>
              </text:list-item>
              <text:list-item>
                <text:p text:style-name="P8"><text:span text:style-name="T1">Light sources define position and distribution of light</text:span></text:p>
                <text:list>
                  <text:list-item>
                    <text:p text:style-name="P8"><text:span text:style-name="T1">Light sources have </text:span><text:span text:style-name="T3">size</text:span><text:span text:style-name="T1">, </text:span><text:span text:style-name="T3">shape</text:span><text:span text:style-name="T1">, </text:span><text:span text:style-name="T3">color</text:span><text:span text:style-name="T1"> and </text:span><text:span text:style-name="T3">intensity</text:span><text:span text:style-name="T1">.</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model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scussion before showed that lights have shape, size and certain light distribution. </text:span></text:p>
              </text:list-item>
              <text:list-item>
                <text:p><text:span text:style-name="T1">Representation and modeling of light physically: with shape and size is very computationally expensive. Such lights are called </text:span><text:span text:style-name="T3">geometric area light or physical lights*</text:span></text:p>
                <text:list>
                  <text:list-item>
                    <text:p><text:span text:style-name="T4">Interaction of physical lights with the scene can not <text:s/>be computed in closed form. Advanced, approximation-based methods such as Monte Carlo integration must be used</text:span></text:p>
                  </text:list-item>
                </text:list>
              </text:list-item>
              <text:list-item>
                <text:p><text:span text:style-name="T4">Simplification are lights with no physical size, thus called </text:span><text:span text:style-name="T3">delta or non-physical lights</text:span></text:p>
                <text:list>
                  <text:list-item>
                    <text:p><text:span text:style-name="T4">enable us to control light fall-off with distance, which objects are illuminated, which objects cast shadows and so on.</text:span></text:p>
                  </text:list-item>
                </text:list>
              </text:list-item>
            </text:list>
          </draw:text-box>
        </draw:frame>
        <draw:frame draw:style-name="gr5" draw:text-style-name="P7" draw:layer="layout" svg:width="26.67cm" svg:height="1.123cm" svg:x="1.016cm" svg:y="13.97cm">
          <draw:text-box>
            <text:p><text:span text:style-name="T2">* When we discussed surface material we mentioned scattering and absorption. Also, materials are able of emission. Therefore, physical lights have 3D shape and material which is emissive. Emissive material is modeled as black body meaning that is absorbs all light falling on i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draw:frame presentation:style-name="pr1" draw:text-style-name="P15" draw:layer="layout" svg:width="25.199cm" svg:height="12.19cm" svg:x="1.4cm" svg:y="0.628cm" presentation:class="subtitle">
          <draw:text-box>
            <text:p text:style-name="P3"><text:span text:style-name="T19">Light and shading</text:span></text:p>
          </draw:text-box>
        </draw:frame>
        <presentation:notes draw:style-name="dp2">
          <draw:page-thumbnail draw:style-name="gr1"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and shading</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nformation is used in shading: rendering step in which color of the object is calculated:</text:span></text:p>
                <text:list>
                  <text:list-item>
                    <text:p><text:span text:style-name="T16">Shaded_color = color_unlit(n,v) + sum(color_light * color_lit(l,n,v))</text:span></text:p>
                  </text:list-item>
                </text:list>
              </text:list-item>
              <text:list-item>
                <text:p><text:span text:style-name="T1">For simple shading models, only direction of light is enough to compute the color</text:span></text:p>
                <text:list>
                  <text:list-item>
                    <text:p><text:span text:style-name="T16">&lt;example&gt;</text:span></text:p>
                  </text:list-item>
                </text:list>
              </text:list-item>
              <text:list-item>
                <text:p><text:span text:style-name="T1">Direct illumination considers only light coming from light sources</text:span></text:p>
                <text:list>
                  <text:list-item>
                    <text:p>Parameters: distance from light source, shadows, facing of surface towards light source</text:p>
                  </text:list-item>
                </text:list>
              </text:list-item>
              <text:list-item>
                <text:p><text:span text:style-name="T1">Advanced rendering takes in account direct and indirect light</text:span></text:p>
                <text:list>
                  <text:list-item>
                    <text:p>Surfaces which reflect light</text:p>
                  </text:list-item>
                  <text:list-item>
                    <text:p>TODO</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9" draw:text-style-name="P4" draw:layer="layout" svg:width="25.199cm" svg:height="2.629cm" svg:x="1.4cm" svg:y="0.628cm" presentation:class="title" presentation:user-transformed="true">
          <draw:text-box>
            <text:p text:style-name="P3"><text:span text:style-name="T1">Light and shading</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Effect of light on surface can be visualized as rays with the density of rays hitting the surface corresponding to the light intensity.</text:span></text:p>
              </text:list-item>
              <text:list-item>
                <text:p><text:span text:style-name="T1">Density of light rays (their spacing) is proportional to cosine of angle between l and n</text:span></text:p>
                <text:list>
                  <text:list-item>
                    <text:p>Ray density is proportional to dot product when positive, otherwise light comes from behind surface</text:p>
                  </text:list-item>
                  <text:list-item>
                    <text:p text:style-name="P13"><text:span text:style-name="T16">Shaded_color = color_unlit(n,v) + sum((dot(l,m))color_light * color_lit(l,n,v))*</text:span></text:p>
                  </text:list-item>
                  <text:list-item>
                    <text:p><text:span text:style-name="T10">&lt;image&gt;</text:span></text:p>
                  </text:list-item>
                </text:list>
              </text:list-item>
            </text:list>
          </draw:text-box>
        </draw:frame>
        <draw:frame draw:style-name="gr4" draw:text-style-name="P7" draw:layer="layout" svg:width="26.924cm" svg:height="0.687cm" svg:x="0.508cm" svg:y="13.97cm">
          <draw:text-box>
            <text:p><text:span text:style-name="T2">* color_lit() is actually BRDF. If it is a constant color, then this corresponds to Lambertian shading – surface is perfectly matte.</text:span></text:p>
          </draw:text-box>
        </draw:frame>
        <presentation:notes draw:style-name="dp2">
          <draw:page-thumbnail draw:style-name="gr1"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Light parameter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3">Color</text:span></text:p>
              </text:list-item>
              <text:list-item>
                <text:p><text:span text:style-name="T3">Intensity</text:span></text:p>
              </text:list-item>
              <text:list-item>
                <text:p><text:span text:style-name="T3">Direction</text:span></text:p>
              </text:list-item>
              <text:list-item>
                <text:p><text:span text:style-name="T3">Position</text:span></text:p>
              </text:list-item>
              <text:list-item>
                <text:p><text:span text:style-name="T1">Shape</text:span></text:p>
              </text:list-item>
              <text:list-item>
                <text:p><text:span text:style-name="T1">Size</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intensity and color</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For each light source (physical or non-physical) next to shape, size, position and direction we need to define:</text:span></text:p>
                <text:list>
                  <text:list-item>
                    <text:p><text:span text:style-name="T1">Intensity – float value in [0, inf]</text:span></text:p>
                  </text:list-item>
                  <text:list-item>
                    <text:p><text:span text:style-name="T1">Color – RGB value in [0,1]</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draw:frame presentation:style-name="pr1" draw:text-style-name="P16" draw:layer="layout" svg:width="25.199cm" svg:height="12.19cm" svg:x="1.4cm" svg:y="0.628cm" presentation:class="subtitle" presentation:user-transformed="true">
          <draw:text-box>
            <text:p text:style-name="P3"><text:span text:style-name="T1">Physical lights</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0" draw:text-style-name="P18" draw:layer="layout" svg:width="25.199cm" svg:height="2.629cm" svg:x="1.4cm" svg:y="0.628cm" presentation:class="title" presentation:user-transformed="true">
          <draw:text-box>
            <text:p text:style-name="P17"><text:span text:style-name="T1">Physic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Geometry with emissive material: shape and size</text:span></text:p>
              </text:list-item>
              <text:list-item>
                <text:p><text:span text:style-name="T10">TODO:</text:span></text:p>
                <text:list>
                  <text:list-item>
                    <text:p><text:span text:style-name="T10">Examples</text:span></text:p>
                  </text:list-item>
                  <text:list-item>
                    <text:p><text:span text:style-name="T10">Hint that it will be discussed later</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draw:frame presentation:style-name="pr1" draw:text-style-name="P16" draw:layer="layout" svg:width="25.199cm" svg:height="12.19cm" svg:x="1.4cm" svg:y="0.628cm" presentation:class="subtitle" presentation:user-transformed="true">
          <draw:text-box>
            <text:p text:style-name="P3"><text:span text:style-name="T1">Non-physical lights</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n-Physic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al (distant) lights</text:span></text:p>
              </text:list-item>
              <text:list-item>
                <text:p><text:span text:style-name="T1">Point (spherical, omnidirectional) lights</text:span></text:p>
              </text:list-item>
              <text:list-item>
                <text:p><text:span text:style-name="T1">For physically-based rendering, non-physical light should be avoided</text:span></text:p>
                <text:list>
                  <text:list-item>
                    <text:p><text:span text:style-name="T1">Example: size of reflection of object by glossy or mirror-like surface depends on its size and distance to reflective surface. If light source has no shape nor size how reflection should look like? Hack: size parameter which is only used during shading.</text:span></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irection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al lights are also called distance because they are considered so far from the objects in a 3D scene that they can be represented by parallel rays. As such, we only care of the direction of those parallel rays.</text:span></text:p>
                <text:list>
                  <text:list-item>
                    <text:p><text:span text:style-name="T1">Best example of directional light is Sun light on Earth. Sun has spherical shape, but it is so far and Earth is so small compared to it that light rays reaching Earth can be considered parallel (small cone of directions – solid angle).</text:span></text:p>
                  </text:list-item>
                  <text:list-item>
                    <text:p><text:span text:style-name="T1">For scenes that cover small area of Earth’s surface, Sun light can be assumed parallel.</text:span></text:p>
                  </text:list-item>
                  <text:list-item>
                    <text:p><text:span text:style-name="T1">General note: this is another example showing that it is always important to assess the application of Computer graphics and see what is really important to model.</text:span></text:p>
                  </text:list-item>
                </text:list>
              </text:list-item>
            </text:list>
            <text:p><text:span text:style-name="T10">&lt;IMAGE: EXAMPLE OF DISTANT LIGHT&gt;</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1" draw:text-style-name="P4" draw:layer="layout" svg:width="25.199cm" svg:height="2.629cm" svg:x="1.4cm" svg:y="0.628cm" presentation:class="title" presentation:user-transformed="true">
          <draw:text-box>
            <text:p text:style-name="P3"><text:span text:style-name="T1">Direction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 light is simplest model of light source</text:span></text:p>
                <text:list>
                  <text:list-item>
                    <text:p><text:span text:style-name="T1">No location, only direction</text:span></text:p>
                  </text:list-item>
                  <text:list-item>
                    <text:p><text:span text:style-name="T1">Direction (l), color (c) and intensity (I) are constant over 3D scene</text:span></text:p>
                    <text:list>
                      <text:list-item>
                        <text:p>light_color = light_color0</text:p>
                      </text:list-item>
                    </text:list>
                  </text:list-item>
                  <text:list-item>
                    <text:p><text:span text:style-name="T1">Intensity may be attenuated by shadowing</text:span></text:p>
                  </text:list-item>
                </text:list>
              </text:list-item>
            </text:list>
            <text:p text:style-name="P11"><text:span text:style-name="T10">&lt;IMAGE: EXAMPLE OF DIRECTIONAL LIGHT VECTORS IN THE SCENE&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oint lights</text:span></text:p>
          </draw:text-box>
        </draw:frame>
        <draw:frame presentation:style-name="pr4" draw:text-style-name="P6" draw:layer="layout" svg:width="25.199cm" svg:height="9.134cm" svg:x="1.4cm" svg:y="3.685cm" presentation:class="outline" presentation:user-transformed="true">
          <draw:text-box>
            <text:list text:style-name="L2">
              <text:list-item>
                <text:p text:style-name="P8"><text:span text:style-name="T8">Most common light sources in nature and around us are spherical (e.g., </text:span><text:span text:style-name="T1">light bulbs or candle flame) or can be approximated as a collection of spherical light sources.</text:span></text:p>
              </text:list-item>
              <text:list-item>
                <text:p text:style-name="P8"><text:span text:style-name="T1">As opposed to directional lights:</text:span></text:p>
                <text:list>
                  <text:list-item>
                    <text:p text:style-name="P8"><text:span text:style-name="T1">Point light </text:span><text:span text:style-name="T3">position</text:span><text:span text:style-name="T1"> is important parameter, it is considered </text:span><text:span text:style-name="T3">infinitesimally small in size thus no shape</text:span></text:p>
                  </text:list-item>
                  <text:list-item>
                    <text:p text:style-name="P8"><text:span text:style-name="T3">Light is emitted in all directions</text:span><text:span text:style-name="T1"> (omnidirectional, isotropic) therefore, no “direction” parameter</text:span></text:p>
                  </text:list-item>
                </text:list>
              </text:list-item>
              <text:list-item>
                <text:p text:style-name="P8"><text:span text:style-name="T1">Point light position determines:</text:span></text:p>
                <text:list>
                  <text:list-item>
                    <text:p text:style-name="P8"><text:span text:style-name="T3">Direction of incoming light</text:span><text:span text:style-name="T1"> ray for each surface position for each object in the scene</text:span></text:p>
                  </text:list-item>
                  <text:list-item>
                    <text:p text:style-name="P8"><text:span text:style-name="T3">Distance</text:span><text:span text:style-name="T1"> to the each surface position for each object in the scene –</text:span><text:span text:style-name="T3"> light falloff</text:span></text:p>
                    <text:list>
                      <text:list-item>
                        <text:p text:style-name="P8"><text:span text:style-name="T20">example</text:span></text:p>
                      </text:list-item>
                    </text:list>
                  </text:list-item>
                </text:list>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Point lights: light direction and falloff</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oint lights emit radially </text:span></text:p>
              </text:list-item>
              <text:list-item>
                <text:p><text:span text:style-name="T3">Direction and distance of point light</text:span><text:span text:style-name="T1"> to point on the surface is obtained by tracing ray between these two points.</text:span></text:p>
              </text:list-item>
              <text:list-item>
                <text:p><text:span text:style-name="T1">Distance of point light to each point of surface of each object in the scene defined how much is that point illuminated – </text:span><text:span text:style-name="T3">intensity of light varies as a function of distance</text:span><text:span text:style-name="T1">.</text:span></text:p>
              </text:list-item>
              <text:list-item>
                <text:p><text:span text:style-name="T1">Energy emitted from point light is distributed across the space as sphere. As the sphere keeps expanding in the space, energy becomes spread across much larger area → more distant objects in the scene receive less light – light falloff.</text:span><text:span text:style-name="T10"> &lt;INVERSE SQUARE LAW FORMULA&gt;</text:span></text:p>
              </text:list-item>
            </text:list>
            <text:p><text:span text:style-name="T10">&lt;IMAGE OF POINT LIGHT, ILLUMINATED OBJECTS, SOLID ANGLE&gt;</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nverse square light attenua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color_light(r) = color_light0 * (r0 / r)</text:span><text:span text:style-name="T21">2</text:span></text:p>
                <text:list>
                  <text:list-item>
                    <text:p><text:span text:style-name="T22">Note the light falloff function can be any other function of distance; for stylized appearance different functions may be more interesting.</text:span></text:p>
                  </text:list-item>
                </text:list>
              </text:list-item>
              <text:list-item>
                <text:p><text:span text:style-name="T22">Problems:</text:span></text:p>
                <text:list>
                  <text:list-item>
                    <text:p><text:span text:style-name="T22">Small distances: as r goes to 0, light intensity increases to infinity</text:span></text:p>
                    <text:list>
                      <text:list-item>
                        <text:p><text:span text:style-name="T22">color_light(r) = color_light0 * (r0 / r + epsilon)</text:span><text:span text:style-name="T21">2</text:span></text:p>
                      </text:list-item>
                    </text:list>
                  </text:list-item>
                  <text:list-item>
                    <text:p><text:span text:style-name="T22">Large distance: for efficient rendering, it is desired to light reach 0 at some point. Otherwise, light calculation should be done no matter how far the camera is from the light</text:span></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19"><text:span text:style-name="T23">Point lights: </text:span><text:span text:style-name="T1">directional light falloff</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Illumination intensity from real-world also </text:span><text:span text:style-name="T3">varies by direction</text:span></text:p>
                <text:list>
                  <text:list-item>
                    <text:p><text:span text:style-name="T1">Generally, different directional light falloffs: color_light = color_light0 * f_dist(r) * f_dir(r)</text:span></text:p>
                  </text:list-item>
                </text:list>
              </text:list-item>
              <text:list-item>
                <text:p><text:span text:style-name="T1">Different choices of directional light falloff functions produce various light sources:</text:span></text:p>
                <text:list>
                  <text:list-item>
                    <text:p><text:span text:style-name="T3">Spotlights</text:span><text:span text:style-name="T1"> - emit light in a cone of directions from their position</text:span></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8" draw:layer="layout" svg:width="25.199cm" svg:height="2.629cm" svg:x="1.4cm" svg:y="0.628cm" presentation:class="title">
          <draw:text-box>
            <text:p text:style-name="P3">Spotlights</text:p>
          </draw:text-box>
        </draw:frame>
        <draw:frame presentation:style-name="pr4" draw:text-style-name="P8" draw:layer="layout" svg:width="25.199cm" svg:height="9.134cm" svg:x="1.4cm" svg:y="3.685cm" presentation:class="outline">
          <draw:text-box>
            <text:list text:style-name="L2">
              <text:list-item>
                <text:p>Projects light in circular cone.</text:p>
                <text:list>
                  <text:list-item>
                    <text:p>&lt;image&gt;</text:p>
                  </text:list-item>
                </text:list>
              </text:list-item>
              <text:list-item>
                <text:p>Parameters:</text:p>
                <text:list>
                  <text:list-item>
                    <text:p>Angle of cone</text:p>
                  </text:list-item>
                  <text:list-item>
                    <text:p>Angle of umbra</text:p>
                  </text:list-item>
                  <text:list-item>
                    <text:p>Angle of penumbra</text:p>
                  </text:list-item>
                  <text:list-item>
                    <text:p>&lt;image&gt;</text:p>
                  </text:list-item>
                </text:list>
              </text:list-item>
              <text:list-item>
                <text:p>Directional falloff function</text:p>
                <text:list>
                  <text:list-item>
                    <text:p>example</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8" draw:layer="layout" svg:width="25.199cm" svg:height="2.629cm" svg:x="1.4cm" svg:y="0.628cm" presentation:class="title" presentation:user-transformed="true">
          <draw:text-box>
            <text:p text:style-name="P19"><text:span text:style-name="T1">Other directional light falloff functions</text:span></text:p>
          </draw:text-box>
        </draw:frame>
        <draw:frame presentation:style-name="pr4" draw:text-style-name="P8" draw:layer="layout" svg:width="25.199cm" svg:height="9.134cm" svg:x="1.4cm" svg:y="3.685cm" presentation:class="outline">
          <draw:text-box>
            <text:list text:style-name="L2">
              <text:list-item>
                <text:p><text:span text:style-name="T4">Different types of directional variation of light intensity exist</text:span></text:p>
                <text:list>
                  <text:list-item>
                    <text:p><text:span text:style-name="T3">IES profiles: </text:span><text:span text:style-name="T4">tabulated patterns measured from the real world</text:span></text:p>
                    <text:list>
                      <text:list-item>
                        <text:p><text:span text:style-name="T7">example</text:span></text:p>
                      </text:list-item>
                    </text:list>
                  </text:list-item>
                  <text:list-item>
                    <text:p><text:span text:style-name="T3">Textured lights</text:span></text:p>
                    <text:list>
                      <text:list-item>
                        <text:p text:style-name="P5"><text:span text:style-name="T7">example</text:span></text:p>
                      </text:list-item>
                    </text:list>
                  </text:list-item>
                  <text:list-item>
                    <text:p><text:span text:style-name="T3">Goniophotometric diagram</text:span><text:span text:style-name="T1"> describes the angular distribution of luminance from a point light source; it is widely used in illumination engineering to characterize lights</text:span></text:p>
                    <text:list>
                      <text:list-item>
                        <text:p text:style-name="P5"><text:span text:style-name="T7">example</text:span></text:p>
                      </text:list-item>
                    </text:list>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draw:frame presentation:style-name="pr1" draw:text-style-name="P16" draw:layer="layout" svg:width="25.199cm" svg:height="12.19cm" svg:x="1.4cm" svg:y="0.628cm" presentation:class="subtitle" presentation:user-transformed="true">
          <draw:text-box>
            <text:p text:style-name="P3"><text:span text:style-name="T1">Shadows</text:span></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and shadow</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falling on object causes object to cast shadow – blocking light to fall on another surface</text:span></text:p>
              </text:list-item>
            </text:list>
            <text:p><text:span text:style-name="T10">&lt;IMAGE WITH AND WITHOUT SHADOW&gt;</text:span></text:p>
            <text:list text:continue-numbering="true" text:style-name="L2">
              <text:list-item>
                <text:p><text:span text:style-name="T11">Shadows are important for:</text:span></text:p>
                <text:list>
                  <text:list-item>
                    <text:p><text:span text:style-name="T11">Understanding relation of objects to one another</text:span></text:p>
                  </text:list-item>
                  <text:list-item>
                    <text:p><text:span text:style-name="T11">Realistic image synthesis</text:span></text:p>
                  </text:list-item>
                </text:list>
              </text:list-item>
              <text:list-item>
                <text:p><text:span text:style-name="T1">Simulating shadow depends on rendering algorithm (more specifically, algorithm for solving the visibility problem)</text:span></text:p>
                <text:list>
                  <text:list-item>
                    <text:p><text:span text:style-name="T1">As we will see, in rasterization-based rendering shadows will not be inherently present. Advanced, multi-pass rendering is required to obtain visibility of objects looking from the position of light. This way, shadow map is generated and used for rendering. </text:span></text:p>
                  </text:list-item>
                  <text:list-item>
                    <text:p><text:span text:style-name="T1">In ray-tracing based rendering, shadows are inherently present due to way incoming light on surface is calculated</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Intuition: calculating light and shadow</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How to know if point of surface will be under shadow or not?</text:span></text:p>
              </text:list-item>
              <text:list-item>
                <text:p><text:span text:style-name="T8">Generate ray from that point in light direction and if no intersections are found, shadow won’t </text:span><text:span text:style-name="T8">be </text:span><text:span text:style-name="T1">present.</text:span></text:p>
                <text:list>
                  <text:list-item>
                    <text:p><text:span text:style-name="T1">For point lights, we need to take in the account their maximum influence!</text:span></text:p>
                  </text:list-item>
                  <text:list-item>
                    <text:p><text:span text:style-name="T1">Shadow-acne problem → Later!</text:span></text:p>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harp vs smooth shadow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ize of light determines smoothness of shadows</text:span></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Light and Shadow: Tips and Trick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Non-physical light sources as well as shadows they cause can be simulated efficiently</text:span></text:p>
              </text:list-item>
              <text:list-item>
                <text:p><text:span text:style-name="T1">For real-time rendering, full physically based simulation of light transport might not be feasible</text:span></text:p>
              </text:list-item>
              <text:list-item>
                <text:p><text:span text:style-name="T1">When creating 3D scene, (environment) artists understand the how the scene should be illuminated given some main sources of light. Using this knowledge they place non-physical light to fake actual light flow through the scene</text:span></text:p>
              </text:list-item>
              <text:list-item>
                <text:p><text:span text:style-name="T1"><text:a xlink:href="https://80.lv/articles/dishonored-interiors-lighting-props/" xlink:type="simple">https://80.lv/articles/dishonored-interiors-lighting-props/</text:a></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20" draw:layer="layout" svg:width="25.199cm" svg:height="9.134cm" svg:x="1.4cm" svg:y="3.685cm" presentation:class="outline" presentation:user-transformed="true">
          <draw:text-box>
            <text:list text:style-name="L2">
              <text:list-header>
                <text:p><text:span text:style-name="T24"/></text:p>
              </text:list-header>
              <text:list-item>
                <text:p><text:span text:style-name="T24"><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3:27.748600347</meta:creation-date>
    <dc:date>2022-12-10T15:19:18.425022851</dc:date>
    <meta:editing-duration>PT3H20M49S</meta:editing-duration>
    <meta:editing-cycles>123</meta:editing-cycles>
    <meta:generator>LibreOffice/6.4.7.2$Linux_X86_64 LibreOffice_project/40$Build-2</meta:generator>
    <meta:document-statistic meta:object-count="174"/>
  </office:meta>
</office:document-meta>
</file>